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Text_20_body" style:list-style-name="L1">
      <style:paragraph-properties fo:margin-top="0in" fo:margin-bottom="0in"/>
    </style:style>
    <style:style style:name="P38" style:family="paragraph" style:parent-style-name="Text_20_body" style:list-style-name="L2">
      <style:paragraph-properties fo:margin-top="0in" fo:margin-bottom="0in"/>
    </style:style>
    <style:style style:name="P39" style:family="paragraph" style:parent-style-name="Quotations">
      <style:paragraph-properties fo:margin-left="0.5in" fo:margin-right="0in" fo:text-indent="0in" style:auto-text-indent="false"/>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Text_20_body" style:list-style-name="L3">
      <style:paragraph-properties fo:margin-top="0in" fo:margin-bottom="0in"/>
    </style:style>
    <style:style style:name="P77" style:family="paragraph" style:parent-style-name="Text_20_body" style:list-style-name="L4">
      <style:paragraph-properties fo:margin-top="0in" fo:margin-bottom="0in"/>
    </style:style>
    <style:style style:name="P78" style:family="paragraph" style:parent-style-name="Text_20_body" style:list-style-name="L5">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November 17, 2021 (06:55:3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using System;</text:p>
      <text:p text:style-name="P2"/>
      <text:p text:style-name="P3">class Program</text:p>
      <text:p text:style-name="P4">{</text:p>
      <text:p text:style-name="P5"><text:s text:c="4"/>static void Main()</text:p>
      <text:p text:style-name="P6"><text:s text:c="4"/>{</text:p>
      <text:p text:style-name="P7"><text:s text:c="8"/>int yourAge;</text:p>
      <text:p text:style-name="P8"><text:s text:c="8"/>Console.WriteLine("Please, enter your age");</text:p>
      <text:p text:style-name="P9"><text:s text:c="8"/>yourAge = int.Parse(Console.ReadLine());</text:p>
      <text:p text:style-name="P10"><text:s text:c="8"/>if (yourAge &lt; 0)</text:p>
      <text:p text:style-name="P11"><text:s text:c="8"/>{</text:p>
      <text:p text:style-name="P12"><text:s text:c="12"/>Console.WriteLine(</text:p>
      <text:p text:style-name="P13"><text:s text:c="16"/>"I believe you made a mistake, an age cannot be negative!");</text:p>
      <text:p text:style-name="P14"><text:s text:c="8"/>}</text:p>
      <text:p text:style-name="P15"><text:s text:c="8"/>else if (yourAge &gt; 2000)</text:p>
      <text:p text:style-name="P16"><text:s text:c="8"/>{</text:p>
      <text:p text:style-name="P17"><text:s text:c="12"/>Console.WriteLine(</text:p>
      <text:p text:style-name="P18"><text:s text:c="16"/>"I believe you made a mistake, nobody can live that long!");</text:p>
      <text:p text:style-name="P19"><text:s text:c="8"/>}</text:p>
      <text:p text:style-name="P20"><text:s text:c="8"/>else if (yourAge &gt;= 18)</text:p>
      <text:p text:style-name="P21"><text:s text:c="8"/>{</text:p>
      <text:p text:style-name="P22"><text:s text:c="12"/>Console.WriteLine(</text:p>
      <text:p text:style-name="P23"><text:s text:c="16"/>"In all States but Alabama, Nebraska, Mississippi and Puerto Rico, you have reached the age of majority.");</text:p>
      <text:p text:style-name="P24"><text:s text:c="8"/>}</text:p>
      <text:p text:style-name="P25"><text:s text:c="8"/>else if (yourAge &gt;= 19)</text:p>
      <text:p text:style-name="P26"><text:s text:c="8"/>{</text:p>
      <text:p text:style-name="P27"><text:s text:c="12"/>Console.WriteLine(</text:p>
      <text:p text:style-name="P28"><text:s text:c="16"/>"In all States but Mississippi and Puerto Rico, you have reached the age of majority.");</text:p>
      <text:p text:style-name="P29"><text:s text:c="8"/>}</text:p>
      <text:p text:style-name="P30"><text:s text:c="8"/>else if (yourAge &gt;= 21)</text:p>
      <text:p text:style-name="P31"><text:s text:c="8"/>{</text:p>
      <text:p text:style-name="P32"><text:s text:c="12"/>Console.WriteLine(</text:p>
      <text:p text:style-name="P33"><text:s text:c="16"/>"You have reached the age of majority in all US states.");</text:p>
      <text:p text:style-name="P34"><text:s text:c="8"/>}</text:p>
      <text:p text:style-name="P35"><text:s text:c="4"/>}</text:p>
      <text:p text:style-name="P36">}</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37"><text:span text:style-name="T1">Without executing it</text:span>, write down what you expect to be displayed if the user enters</text:p>
          <text:list>
            <text:list-item>
              <text:p text:style-name="P37">“That’s confidential”,</text:p>
            </text:list-item>
            <text:list-item>
              <text:p text:style-name="P37">10</text:p>
            </text:list-item>
            <text:list-item>
              <text:p text:style-name="P37">18</text:p>
            </text:list-item>
            <text:list-item>
              <text:p text:style-name="P37">19</text:p>
            </text:list-item>
            <text:list-item>
              <text:p text:style-name="P37">22</text:p>
            </text:list-item>
            <text:list-item>
              <text:p text:style-name="P37">29339</text:p>
            </text:list-item>
          </text:list>
        </text:list-item>
        <text:list-item>
          <text:p text:style-name="P37">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37">There is at least one issue with this code, as “You have reached the age of majority in all US states.” will never be displayed. Can you understand why?</text:p>
        </text:list-item>
        <text:list-item>
          <text:p text:style-name="P37">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38">Ask the user for an integer, and display on the screen “You were born after me” if the number is strictly greater than your year of birth.</text:p>
        </text:list-item>
        <text:list-item>
          <text:p text:style-name="P38">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38">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38">Ask the user for an integer, and display on the screen “Odd” or “Even”, depending if the number is odd or even.</text:p>
        </text:list-item>
        <text:list-item>
          <text:p text:style-name="P38">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38">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text:span text:style-name="KeywordTok">if</text:span>, <text:span text:style-name="KeywordTok">if</text:span><text:span text:style-name="OperatorTok">-</text:span><text:span text:style-name="KeywordTok">else</text:span>, <text:span text:style-name="KeywordTok">if</text:span><text:span text:style-name="OperatorTok">-</text:span><text:span text:style-name="KeywordTok">else</text:span><text:span text:style-name="OperatorTok">-</text:span><text:span text:style-name="KeywordTok">if</text:span>,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39">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0">int a;</text:p>
      <text:p text:style-name="P41">Console.WriteLine("Enter an integer");</text:p>
      <text:p text:style-name="P42">a = int.Parse(Console.ReadLine());</text:p>
      <text:p text:style-name="P43"/>
      <text:p text:style-name="P44">if (a &gt;= 0 &amp;&amp; a % 2 == 0){</text:p>
      <text:p text:style-name="P45"><text:s text:c="4"/>Console.WriteLine("Positive and even");</text:p>
      <text:p text:style-name="P46">}</text:p>
      <text:p text:style-name="P47">else if (a &gt;= 0 &amp;&amp; a % 2 != 0) {</text:p>
      <text:p text:style-name="P48"><text:s text:c="4"/>Console.WriteLine("Positive and odd"); <text:s text:c="1"/></text:p>
      <text:p text:style-name="P49">}</text:p>
      <text:p text:style-name="P50">else if (a &lt; 0 &amp;&amp; a % 2 == 0){</text:p>
      <text:p text:style-name="P51"><text:s text:c="4"/>Console.WriteLine("Negative and even");</text:p>
      <text:p text:style-name="P52">}</text:p>
      <text:p text:style-name="P53">else if (a &lt; 0 &amp;&amp; a % 2 != 0){</text:p>
      <text:p text:style-name="P54"><text:s text:c="4"/>Console.WriteLine("Negative and odd");</text:p>
      <text:p text:style-name="P55">}</text:p>
      <text:p text:style-name="First_20_paragraph">That is a lot of repetition! And, as you know, it is not good practice to copy-and-paste the very same code, as it requires twice the editing every time you make an update!</text:p>
      <text:p text:style-name="Text_20_body">We could actually “progressively” construct the message we will be displaying:</text:p>
      <text:p text:style-name="P56">string msg;</text:p>
      <text:p text:style-name="P57"/>
      <text:p text:style-name="P58">if (a &gt;= 0)</text:p>
      <text:p text:style-name="P59">{</text:p>
      <text:p text:style-name="P60"><text:s text:c="4"/>msg = "Positive";</text:p>
      <text:p text:style-name="P61">}</text:p>
      <text:p text:style-name="P62">else</text:p>
      <text:p text:style-name="P63">{</text:p>
      <text:p text:style-name="P64"><text:s text:c="4"/>msg = "Negative";</text:p>
      <text:p text:style-name="P65">}</text:p>
      <text:p text:style-name="P66">if (a % 2 == 0) </text:p>
      <text:p text:style-name="P67">{</text:p>
      <text:p text:style-name="P68"><text:s text:c="4"/>msg += " and even";</text:p>
      <text:p text:style-name="P69">} <text:s text:c="3"/></text:p>
      <text:p text:style-name="P70">else // if (a % 2 != 0)</text:p>
      <text:p text:style-name="P71">{</text:p>
      <text:p text:style-name="P72"><text:s text:c="4"/>msg += " and odd";</text:p>
      <text:p text:style-name="P73">}</text:p>
      <text:p text:style-name="P74"/>
      <text:p text:style-name="P75">Console.WriteLine(msg);</text:p>
      <text:p text:style-name="First_20_paragraph">Much better! Since the two conditions are actually independent, we can test them in two different <text:span text:style-name="KeywordTok">if</text:span> statements!</text:p>
      <text:h text:style-name="Heading_20_1" text:outline-level="1"><text:bookmark-start text:name="pushing-further-optional"/>Pushing Further (Optional)<text:bookmark-end text:name="pushing-further-optional"/></text:h>
      <text:h text:style-name="Heading_20_2" text:outline-level="2"><text:bookmark-start text:name="computing-entry-price"/>Computing Entry Price<text:bookmark-end text:name="computing-entry-price"/></text:h>
      <text:p text:style-name="First_20_paragraph">You are asked to write a simple program that computes the total price for a group of people to enter a park.</text:p>
      <text:p text:style-name="Text_20_body">Your program should:</text:p>
      <text:list text:style-name="L3">
        <text:list-item>
          <text:p text:style-name="P76">Ask the user how many adults and how many children want to enter the park,</text:p>
        </text:list-item>
        <text:list-item>
          <text:p text:style-name="P76">If the group comprises <draw:frame draw:style-name="fr1" text:anchor-type="as-char"><draw:object xlink:href="Formula-26/" xlink:type="simple" xlink:show="embed" xlink:actuate="onLoad"/></draw:frame> persons or more, offer to sell a group pass for $<draw:frame draw:style-name="fr1" text:anchor-type="as-char"><draw:object xlink:href="Formula-28/" xlink:type="simple" xlink:show="embed" xlink:actuate="onLoad"/></draw:frame> (that allows everyone in the group to enter the park),</text:p>
        </text:list-item>
        <text:list-item>
          <text:p text:style-name="P76">Compute and display the total price on the screen, knowing that:</text:p>
          <text:list text:style-name="L4">
            <text:list-item>
              <text:p text:style-name="P77">Adults pay $<draw:frame draw:style-name="fr1" text:anchor-type="as-char"><draw:object xlink:href="Formula-30/" xlink:type="simple" xlink:show="embed" xlink:actuate="onLoad"/></draw:frame>,</text:p>
            </text:list-item>
            <text:list-item>
              <text:p text:style-name="P77">Children pay $<draw:frame draw:style-name="fr1" text:anchor-type="as-char"><draw:object xlink:href="Formula-32/" xlink:type="simple" xlink:show="embed" xlink:actuate="onLoad"/></draw:frame>,</text:p>
            </text:list-item>
            <text:list-item>
              <text:p text:style-name="P77"><text:span text:style-name="T1">If</text:span> purchasing the group pass allowed the group to save money (which isn’t always the case!), you should display on the screen the amount saved.</text:p>
            </text:list-item>
          </text:list>
        </text:list-item>
      </text:list>
      <text:p text:style-name="First_20_paragraph">Some tips:</text:p>
      <text:list text:style-name="L5">
        <text:list-item>
          <text:p text:style-name="P78">When asking “yes” / “no” questions, treat “y” and “Y” as a “Yes”, and any other string as a “No”.</text:p>
        </text:list-item>
        <text:list-item>
          <text:p text:style-name="P78">Note that we will sell the pass even if the user is not gaining money by doing so (for instance, if 6 children want to enter, <draw:frame draw:style-name="fr1" text:anchor-type="as-char"><draw:object xlink:href="Formula-34/" xlink:type="simple" xlink:show="embed" xlink:actuate="onLoad"/></draw:frame>, but we would still sell them the pas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1-17T23:55:53Z</meta:creation-date>
    <dc:date>2021-11-17T23:55:53Z</dc:date>
    <meta:user-defined meta:name="date" meta:value-type="string">November  17, 2021 (06:55:3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26/content.xml><?xml version="1.0" encoding="utf-8"?>
<math xmlns="http://www.w3.org/1998/Math/MathML" display="inline">
  <mn>6</mn>
</math>
</file>

<file path=Formula-28/content.xml><?xml version="1.0" encoding="utf-8"?>
<math xmlns="http://www.w3.org/1998/Math/MathML" display="inline">
  <mn>30</mn>
</math>
</file>

<file path=Formula-30/content.xml><?xml version="1.0" encoding="utf-8"?>
<math xmlns="http://www.w3.org/1998/Math/MathML" display="inline">
  <mn>7</mn>
</math>
</file>

<file path=Formula-32/content.xml><?xml version="1.0" encoding="utf-8"?>
<math xmlns="http://www.w3.org/1998/Math/MathML" display="inline">
  <mn>4</mn>
</math>
</file>

<file path=Formula-34/content.xml><?xml version="1.0" encoding="utf-8"?>
<math xmlns="http://www.w3.org/1998/Math/MathML" display="inline">
  <mrow>
    <mi>$</mi>
    <mn>4</mn>
    <mo>×</mo>
    <mn>6</mn>
    <mo>=</mo>
    <mi>$</mi>
    <mn>24</mn>
    <mo>&lt;</mo>
    <mi>$</mi>
    <mn>30</mn>
  </mrow>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